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vis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vis.getValueInternal( Expression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vis.generateCode( MethodVisitor mv , CodeFlow c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lvis.computeExitTypeDescrip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vis.isComp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vis.Elvis( int startPos , int endPos , SpelNodeImpl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